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style:font-size-asian="11pt"/>
    </style:style>
    <style:style style:name="P2" style:family="paragraph" style:parent-style-name="Standard">
      <style:text-properties style:font-name="Courier New" fo:font-size="11pt" officeooo:rsid="000bf891" officeooo:paragraph-rsid="000bf891" style:font-size-asian="11pt"/>
    </style:style>
    <style:style style:name="P3" style:family="paragraph" style:parent-style-name="Standard">
      <style:text-properties officeooo:paragraph-rsid="000bf891"/>
    </style:style>
    <style:style style:name="P4" style:family="paragraph" style:parent-style-name="Standard" style:master-page-name="Standard">
      <style:paragraph-properties style:page-number="auto"/>
      <style:text-properties style:font-name="Courier New" fo:font-size="11pt" style:font-size-asian="11pt"/>
    </style:style>
    <style:style style:name="P5" style:family="paragraph" style:parent-style-name="Standard">
      <style:text-properties style:font-name="Courier New" fo:font-size="11pt" style:font-size-asian="11pt"/>
    </style:style>
    <style:style style:name="P6" style:family="paragraph" style:parent-style-name="Standard">
      <style:text-properties style:font-name="Courier New" fo:font-size="11pt" officeooo:rsid="000bf891" officeooo:paragraph-rsid="000bf891" style:font-size-asian="11pt"/>
    </style:style>
    <style:style style:name="P7" style:family="paragraph" style:parent-style-name="Standard">
      <style:text-properties style:font-name="Courier New" fo:font-size="11pt" officeooo:rsid="000bf891" officeooo:paragraph-rsid="000dddc6" style:font-size-asian="11pt"/>
    </style:style>
    <style:style style:name="P8" style:family="paragraph" style:parent-style-name="Standard">
      <style:text-properties style:font-name="Courier New" fo:font-size="11pt" officeooo:rsid="000bf891" officeooo:paragraph-rsid="0012379f" style:font-size-asian="11pt"/>
    </style:style>
    <style:style style:name="P9" style:family="paragraph" style:parent-style-name="Standard">
      <style:text-properties style:font-name="Courier New" fo:font-size="11pt" officeooo:paragraph-rsid="000bf891" style:font-size-asian="11pt"/>
    </style:style>
    <style:style style:name="P10" style:family="paragraph" style:parent-style-name="Standard">
      <style:text-properties officeooo:paragraph-rsid="00113ebb"/>
    </style:style>
    <style:style style:name="T1" style:family="text">
      <style:text-properties style:font-name="Courier New" fo:font-size="11pt" style:font-size-asian="11pt"/>
    </style:style>
    <style:style style:name="T2" style:family="text">
      <style:text-properties style:font-name="Courier New" fo:font-size="11pt" officeooo:rsid="000bf891" style:font-size-asian="11pt"/>
    </style:style>
    <style:style style:name="T3" style:family="text">
      <style:text-properties style:font-name="Courier New" fo:font-size="11pt" officeooo:rsid="000d0755" style:font-size-asian="11pt"/>
    </style:style>
    <style:style style:name="T4" style:family="text">
      <style:text-properties style:font-name="Courier New" fo:font-size="11pt" officeooo:rsid="000dddc6" style:font-size-asian="11pt"/>
    </style:style>
    <style:style style:name="T5" style:family="text">
      <style:text-properties style:font-name="Courier New" fo:font-size="11pt" officeooo:rsid="000e8134" style:font-size-asian="11pt"/>
    </style:style>
    <style:style style:name="T6" style:family="text">
      <style:text-properties style:font-name="Courier New" fo:font-size="11pt" officeooo:rsid="00106ce3" style:font-size-asian="11pt"/>
    </style:style>
    <style:style style:name="T7" style:family="text">
      <style:text-properties officeooo:rsid="000d0755"/>
    </style:style>
    <style:style style:name="T8" style:family="text">
      <style:text-properties officeooo:rsid="000dddc6"/>
    </style:style>
    <style:style style:name="T9" style:family="text">
      <style:text-properties officeooo:rsid="000e7f2e"/>
    </style:style>
    <style:style style:name="T10" style:family="text">
      <style:text-properties officeooo:rsid="001214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ROP DATABASE annuaire;</text:p>
      <text:p text:style-name="P1"/>
      <text:p text:style-name="P1">CREATE DATABASE annuaire;</text:p>
      <text:p text:style-name="P1"/>
      <text:p text:style-name="P1">use annuaire;</text:p>
      <text:p text:style-name="P1"/>
      <text:p text:style-name="P2">CREATE TABLE Groups</text:p>
      <text:p text:style-name="P2">(</text:p>
      <text:p text:style-name="P8"><text:tab/><text:span text:style-name="T10">GroupId</text:span> INT NOT NULL,</text:p>
      <text:p text:style-name="P2"><text:tab/>Name VARCHAR(255) NOT NULL,</text:p>
      <text:p text:style-name="P2"><text:tab/>PRIMARY KEY (<text:span text:style-name="T10">GroupId</text:span>)</text:p>
      <text:p text:style-name="P2">);</text:p>
      <text:p text:style-name="P1"/>
      <text:p text:style-name="P2">CREATE TABLE Persons</text:p>
      <text:p text:style-name="P2">(</text:p>
      <text:p text:style-name="P2"><text:s text:c="3"/><text:span text:style-name="T8">PersonId</text:span> INT NOT NULL AUTO_INCREMENT,</text:p>
      <text:p text:style-name="P9"><text:s text:c="3"/>FirstName VARCHAR(20) DEFAULT NULL,</text:p>
      <text:p text:style-name="P9"><text:s text:c="3"/>LastName VARCHAR(20) DEFAULT NULL ,</text:p>
      <text:p text:style-name="P3"><text:span text:style-name="T1"><text:s text:c="3"/></text:span><text:span text:style-name="T2">E</text:span><text:span text:style-name="T1">mail VARCHAR(50) DEFAULT NULL ,</text:span></text:p>
      <text:p text:style-name="P9"><text:s text:c="3"/>Website VARCHAR(20) DEFAULT NULL ,</text:p>
      <text:p text:style-name="P9"><text:s text:c="3"/>BirthDate Date DEFAULT NULL ,</text:p>
      <text:p text:style-name="P9"><text:s text:c="3"/>Password VARCHAR(20) DEFAULT NULL ,</text:p>
      <text:p text:style-name="P10"><text:span text:style-name="T1"><text:s text:c="3"/></text:span><text:span text:style-name="T4">GroupId</text:span><text:span text:style-name="T1"> </text:span><text:span text:style-name="T2">INT </text:span><text:span text:style-name="T3">NOT NULL</text:span><text:span text:style-name="T1">,</text:span></text:p>
      <text:p text:style-name="P3"><text:span text:style-name="T1"><text:s text:c="3"/>PRIMARY KEY (</text:span><text:span text:style-name="T5">PersonId</text:span><text:span text:style-name="T1">),</text:span></text:p>
      <text:p text:style-name="P3"><text:span text:style-name="T1"><text:s text:c="3"/>CONSTRAINT FK_person_group FOREIGN KEY(`</text:span><text:span text:style-name="T4">GroupId</text:span><text:span text:style-name="T1">`)</text:span></text:p>
      <text:p text:style-name="P7"><text:s text:c="3"/>REFERENCES `Groups` (`<text:span text:style-name="T8">GroupId</text:span>`) ON UPDATE NO ACTION ON DELETE NO ACTION<text:tab/></text:p>
      <text:p text:style-name="P2">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1T00:31:07.630000000</dc:date>
    <meta:editing-duration>PT3H44M49S</meta:editing-duration>
    <meta:editing-cycles>8</meta:editing-cycles>
    <meta:generator>LibreOffice/5.2.2.2$Windows_x86 LibreOffice_project/8f96e87c890bf8fa77463cd4b640a2312823f3ad</meta:generator>
    <meta:document-statistic meta:table-count="0" meta:image-count="0" meta:object-count="0" meta:page-count="1" meta:paragraph-count="23" meta:word-count="85" meta:character-count="613" meta:non-whitespace-character-count="514"/>
  </office:meta>
</office:document-meta>
</file>